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mpty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empty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mpletely empty, 20x20 size PPP → (40*20 in sim)</text:p>
          </table:table-cell>
          <table:table-cell table:number-columns-repeated="16"/>
        </table:table-row>
      </table:table>
      <table:table table:name="Wei" table:style-name="ta1">
        <table:shapes>
          <draw:frame draw:z-index="0" draw:style-name="gr1" draw:text-style-name="P1" svg:width="15.999cm" svg:height="8.999cm" svg:x="14.28cm" svg:y="30.002cm">
            <draw:object draw:notify-on-update-of-ranges="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4.245625" calcext:value-type="float">
            <text:p>64.2456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4.127cm" svg:y="30.013cm">
            <draw:object draw:notify-on-update-of-ranges="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0.93cm" svg:y="30.135cm">
            <draw:object draw:notify-on-update-of-ranges="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6572916666667" calcext:value-type="float">
            <text:p>61.6572916667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481cm" svg:y="30.609cm">
            <draw:object draw:notify-on-update-of-ranges="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6.22125" calcext:value-type="float">
            <text:p>66.221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6cm" svg:y="32.965cm">
            <draw:object draw:notify-on-update-of-ranges="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3.023cm">
            <draw:object draw:notify-on-update-of-ranges="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style-name="ce3" office:value-type="string" calcext:value-type="string">
            <text:p>PPP39.pp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+Start Weighted" table:style-name="ta1">
        <table:shapes>
          <draw:frame draw:z-index="0" draw:style-name="gr1" draw:text-style-name="P1" svg:width="15.999cm" svg:height="8.999cm" svg:x="35.845cm" svg:y="7.53cm">
            <draw:object draw:notify-on-update-of-ranges="'Goal+Start Weighted'.F1:'Goal+Start Weighted'.F1 'Goal+Start Weighted'.F2:'Goal+Start Weighted'.F61 'Goal+Start Weighted'.J1:'Goal+Start Weighted'.J1 'Goal+Start Weighted'.J2:'Goal+Start Weighted'.J6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4758333333333" calcext:value-type="float">
            <text:p>61.475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9"/>
        </table:table-row>
      </table:table>
      <table:table table:name="DoubleRun" table:style-name="ta1">
        <table:shapes>
          <draw:frame draw:z-index="0" draw:style-name="gr1" draw:text-style-name="P1" svg:width="15.999cm" svg:height="8.999cm" svg:x="37.931cm" svg:y="10.764cm">
            <draw:object draw:notify-on-update-of-ranges="DoubleRun.G2:DoubleRun.G61 DoubleRun.L1:DoubleRun.L1 DoubleRun.L2:DoubleRun.L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37.864cm" svg:y="20.421cm">
            <draw:object draw:notify-on-update-of-ranges="DoubleRun.F2:DoubleRun.F61 DoubleRun.L1:DoubleRun.L1 DoubleRun.L2:DoubleRun.L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I65:.P65])" office:value-type="float" office:value="61.4210416666667" calcext:value-type="float">
            <text:p>61.421041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1"/>
        </table:table-row>
      </table:table>
      <table:table table:name="ObstacleWeight" table:style-name="ta1">
        <table:shapes>
          <draw:frame draw:z-index="0" draw:style-name="gr1" draw:text-style-name="P1" svg:width="17.804cm" svg:height="9.218cm" svg:x="42.685cm" svg:y="2.892cm">
            <draw:object draw:notify-on-update-of-ranges="ObstacleWeight.D2:ObstacleWeight.D61 ObstacleWeight.M1:ObstacleWeight.M1 ObstacleWeight.M2:ObstacleWeight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037cm" svg:height="11.066cm" svg:x="42.6cm" svg:y="12.497cm">
            <draw:object draw:notify-on-update-of-ranges="ObstacleWeight.E2:ObstacleWeight.E61 ObstacleWeight.M1:ObstacleWeight.M1 ObstacleWeight.M2:ObstacleWeight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.811cm" svg:height="8.999cm" svg:x="42.914cm" svg:y="24.279cm">
            <draw:object draw:notify-on-update-of-ranges="ObstacleWeight.G2:ObstacleWeight.G61 ObstacleWeight.M1:ObstacleWeight.M1 ObstacleWeight.M2:ObstacleWeight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60.16375" calcext:value-type="float">
            <text:p>60.16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2"/>
        </table:table-row>
      </table:table>
      <table:table table:name="Weigh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1.2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0.1" calcext:value-type="float">
            <text:p>0.1</text:p>
          </table:table-cell>
          <table:table-cell office:value-type="float" office:value="35.8" calcext:value-type="float">
            <text:p>35.8</text:p>
          </table:table-cell>
          <table:table-cell office:value-type="float" office:value="57.4" calcext:value-type="float">
            <text:p>5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.8" calcext:value-type="float">
            <text:p>59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office:value-type="float" office:value="45.9" calcext:value-type="float">
            <text:p>4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50.6" calcext:value-type="float">
            <text:p>50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74.8" calcext:value-type="float">
            <text:p>74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2" calcext:value-type="float">
            <text:p>0.52</text:p>
          </table:table-cell>
          <table:table-cell office:value-type="float" office:value="1.02" calcext:value-type="float">
            <text:p>1.02</text:p>
          </table:table-cell>
          <table:table-cell office:value-type="float" office:value="134" calcext:value-type="float">
            <text:p>13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0.6" calcext:value-type="float">
            <text:p>0.6</text:p>
          </table:table-cell>
          <table:table-cell office:value-type="float" office:value="47.2" calcext:value-type="float">
            <text:p>47.2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3.8" calcext:value-type="float">
            <text:p>3.8</text:p>
          </table:table-cell>
          <table:table-cell office:value-type="float" office:value="28.2" calcext:value-type="float">
            <text:p>28.2</text:p>
          </table:table-cell>
          <table:table-cell office:value-type="float" office:value="77.1" calcext:value-type="float">
            <text:p>77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1.3" calcext:value-type="float">
            <text:p>1.3</text:p>
          </table:table-cell>
          <table:table-cell office:value-type="float" office:value="13.1" calcext:value-type="float">
            <text:p>13.1</text:p>
          </table:table-cell>
          <table:table-cell office:value-type="float" office:value="49.6" calcext:value-type="float">
            <text:p>49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52" calcext:value-type="float">
            <text:p>5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54.2" calcext:value-type="float">
            <text:p>5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45.1" calcext:value-type="float">
            <text:p>45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2.3" calcext:value-type="float">
            <text:p>2.3</text:p>
          </table:table-cell>
          <table:table-cell office:value-type="float" office:value="32.2" calcext:value-type="float">
            <text:p>32.2</text:p>
          </table:table-cell>
          <table:table-cell office:value-type="float" office:value="64.8" calcext:value-type="float">
            <text:p>64.8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0.9" calcext:value-type="float">
            <text:p>0.9</text:p>
          </table:table-cell>
          <table:table-cell office:value-type="float" office:value="44" calcext:value-type="float">
            <text:p>44</text:p>
          </table:table-cell>
          <table:table-cell office:value-type="float" office:value="57.9" calcext:value-type="float">
            <text:p>5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 office:value-type="float" office:value="58.4" calcext:value-type="float">
            <text:p>58.4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47.6" calcext:value-type="float">
            <text:p>47.6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3.3" calcext:value-type="float">
            <text:p>3.3</text:p>
          </table:table-cell>
          <table:table-cell office:value-type="float" office:value="24.1" calcext:value-type="float">
            <text:p>24.1</text:p>
          </table:table-cell>
          <table:table-cell office:value-type="float" office:value="69.4" calcext:value-type="float">
            <text:p>69.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75.5" calcext:value-type="float">
            <text:p>75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.4" calcext:value-type="float">
            <text:p>5.4</text:p>
          </table:table-cell>
          <table:table-cell office:value-type="float" office:value="52.8" calcext:value-type="float">
            <text:p>52.8</text:p>
          </table:table-cell>
          <table:table-cell office:value-type="float" office:value="68.5" calcext:value-type="float">
            <text:p>68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25.9" calcext:value-type="float">
            <text:p>25.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76.1" calcext:value-type="float">
            <text:p>76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65.7" calcext:value-type="float">
            <text:p>65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1.2" calcext:value-type="float">
            <text:p>21.2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6" calcext:value-type="float">
            <text:p>68.6</text:p>
          </table:table-cell>
          <table:table-cell office:value-type="float" office:value="0.1" calcext:value-type="float">
            <text:p>0.1</text:p>
          </table:table-cell>
          <table:table-cell office:value-type="float" office:value="29.4" calcext:value-type="float">
            <text:p>29.4</text:p>
          </table:table-cell>
          <table:table-cell office:value-type="float" office:value="33.8" calcext:value-type="float">
            <text:p>33.8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77.2" calcext:value-type="float">
            <text:p>77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  <table:table-cell office:value-type="float" office:value="134" calcext:value-type="float">
            <text:p>13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1.3" calcext:value-type="float">
            <text:p>1.3</text:p>
          </table:table-cell>
          <table:table-cell office:value-type="float" office:value="31.6" calcext:value-type="float">
            <text:p>31.6</text:p>
          </table:table-cell>
          <table:table-cell office:value-type="float" office:value="43" calcext:value-type="float">
            <text:p>4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  <table:table-cell office:value-type="float" office:value="0.5" calcext:value-type="float">
            <text:p>0.5</text:p>
          </table:table-cell>
          <table:table-cell office:value-type="float" office:value="47.6" calcext:value-type="float">
            <text:p>47.6</text:p>
          </table:table-cell>
          <table:table-cell office:value-type="float" office:value="54.1" calcext:value-type="float">
            <text:p>5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3.3" calcext:value-type="float">
            <text:p>3.3</text:p>
          </table:table-cell>
          <table:table-cell office:value-type="float" office:value="13" calcext:value-type="float">
            <text:p>13</text:p>
          </table:table-cell>
          <table:table-cell office:value-type="float" office:value="65.5" calcext:value-type="float">
            <text:p>65.5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51.8" calcext:value-type="float">
            <text:p>51.8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8.6" calcext:value-type="float">
            <text:p>18.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1.1" calcext:value-type="float">
            <text:p>21.1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136" calcext:value-type="float">
            <text:p>13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  <table:table-cell office:value-type="float" office:value="44.6" calcext:value-type="float">
            <text:p>44.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0.6" calcext:value-type="float">
            <text:p>0.6</text:p>
          </table:table-cell>
          <table:table-cell office:value-type="float" office:value="46.5" calcext:value-type="float">
            <text:p>46.5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3.3" calcext:value-type="float">
            <text:p>13.3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21.7" calcext:value-type="float">
            <text:p>21.7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46.9" calcext:value-type="float">
            <text:p>46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3.8" calcext:value-type="float">
            <text:p>63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1.12" calcext:value-type="float">
            <text:p>1.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2" calcext:value-type="float">
            <text:p>2.2</text:p>
          </table:table-cell>
          <table:table-cell office:value-type="float" office:value="28.7" calcext:value-type="float">
            <text:p>28.7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.1" calcext:value-type="float">
            <text:p>0.1</text:p>
          </table:table-cell>
          <table:table-cell office:value-type="float" office:value="30.9" calcext:value-type="float">
            <text:p>30.9</text:p>
          </table:table-cell>
          <table:table-cell office:value-type="float" office:value="35.5" calcext:value-type="float">
            <text:p>35.5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99.8" calcext:value-type="float">
            <text:p>99.8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0.6" calcext:value-type="float">
            <text:p>0.6</text:p>
          </table:table-cell>
          <table:table-cell office:value-type="float" office:value="36.6" calcext:value-type="float">
            <text:p>36.6</text:p>
          </table:table-cell>
          <table:table-cell office:value-type="float" office:value="59.7" calcext:value-type="float">
            <text:p>59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99.9" calcext:value-type="float">
            <text:p>99.9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57.7" calcext:value-type="float">
            <text:p>57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49.7" calcext:value-type="float">
            <text:p>49.7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3.52" calcext:value-type="float">
            <text:p>3.52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6.2" calcext:value-type="float">
            <text:p>16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20.2" calcext:value-type="float">
            <text:p>20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0.9" calcext:value-type="float">
            <text:p>0.9</text:p>
          </table:table-cell>
          <table:table-cell office:value-type="float" office:value="43.6" calcext:value-type="float">
            <text:p>43.6</text:p>
          </table:table-cell>
          <table:table-cell office:value-type="float" office:value="58.5" calcext:value-type="float">
            <text:p>58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3.3" calcext:value-type="float">
            <text:p>3.3</text:p>
          </table:table-cell>
          <table:table-cell office:value-type="float" office:value="21.2" calcext:value-type="float">
            <text:p>21.2</text:p>
          </table:table-cell>
          <table:table-cell office:value-type="float" office:value="71.9" calcext:value-type="float">
            <text:p>71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42.3" calcext:value-type="float">
            <text:p>42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0.6" calcext:value-type="float">
            <text:p>4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42" calcext:value-type="float">
            <text:p>14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51.4" calcext:value-type="float">
            <text:p>51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2.1" calcext:value-type="float">
            <text:p>2.1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0.7" calcext:value-type="float">
            <text:p>0.7</text:p>
          </table:table-cell>
          <table:table-cell office:value-type="float" office:value="49.3" calcext:value-type="float">
            <text:p>49.3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28.4" calcext:value-type="float">
            <text:p>28.4</text:p>
          </table:table-cell>
          <table:table-cell office:value-type="float" office:value="78.1" calcext:value-type="float">
            <text:p>7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1.32" calcext:value-type="float">
            <text:p>1.3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.2" calcext:value-type="float">
            <text:p>4.2</text:p>
          </table:table-cell>
          <table:table-cell office:value-type="float" office:value="42.2" calcext:value-type="float">
            <text:p>42.2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office:value-type="float" office:value="13.9" calcext:value-type="float">
            <text:p>13.9</text:p>
          </table:table-cell>
          <table:table-cell office:value-type="float" office:value="67.3" calcext:value-type="float">
            <text:p>67.3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45.6" calcext:value-type="float">
            <text:p>45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11" calcext:value-type="float">
            <text:p>0.11</text:p>
          </table:table-cell>
          <table:table-cell table:formula="of:=MIN([.F2:.F61])" office:value-type="float" office:value="0.46" calcext:value-type="float">
            <text:p>0.46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93" calcext:value-type="float">
            <text:p>0.93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32" calcext:value-type="float">
            <text:p>3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1.9" calcext:value-type="float">
            <text:p>1.9</text:p>
          </table:table-cell>
          <table:table-cell table:formula="of:=MIN([.P2:.P61])" office:value-type="float" office:value="12.7" calcext:value-type="float">
            <text:p>12.7</text:p>
          </table:table-cell>
          <table:table-cell table:formula="of:=MIN([.Q2:.Q61])"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10" calcext:value-type="float">
            <text:p>10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68" calcext:value-type="float">
            <text:p>0.68</text:p>
          </table:table-cell>
          <table:table-cell table:formula="of:=MAX([.F2:.F61])" office:value-type="float" office:value="1.34" calcext:value-type="float">
            <text:p>1.34</text:p>
          </table:table-cell>
          <table:table-cell table:formula="of:=MAX([.G2:.G61])" office:value-type="float" office:value="1.2" calcext:value-type="float">
            <text:p>1.2</text:p>
          </table:table-cell>
          <table:table-cell table:formula="of:=MAX([.H2:.H61])" office:value-type="float" office:value="402" calcext:value-type="float">
            <text:p>402</text:p>
          </table:table-cell>
          <table:table-cell table:formula="of:=MAX([.I2:.I61])" office:value-type="float" office:value="4.85" calcext:value-type="float">
            <text:p>4.85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5.4" calcext:value-type="float">
            <text:p>5.4</text:p>
          </table:table-cell>
          <table:table-cell table:formula="of:=MAX([.O2:.O61])" office:value-type="float" office:value="52.8" calcext:value-type="float">
            <text:p>52.8</text:p>
          </table:table-cell>
          <table:table-cell table:formula="of:=MAX([.P2:.P61])" office:value-type="float" office:value="79.2" calcext:value-type="float">
            <text:p>79.2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68333333333333" calcext:value-type="float">
            <text:p>2.6833333333</text:p>
          </table:table-cell>
          <table:table-cell table:formula="of:=AVERAGE([.C2:.C61])" office:value-type="float" office:value="38.7" calcext:value-type="float">
            <text:p>38.7</text:p>
          </table:table-cell>
          <table:table-cell table:formula="of:=AVERAGE([.D2:.D61])" office:value-type="float" office:value="0.2345" calcext:value-type="float">
            <text:p>0.2345</text:p>
          </table:table-cell>
          <table:table-cell table:formula="of:=AVERAGE([.E2:.E61])" office:value-type="float" office:value="0.322666666666667" calcext:value-type="float">
            <text:p>0.3226666667</text:p>
          </table:table-cell>
          <table:table-cell table:formula="of:=AVERAGE([.F2:.F61])" office:value-type="float" office:value="0.779166666666667" calcext:value-type="float">
            <text:p>0.7791666667</text:p>
          </table:table-cell>
          <table:table-cell table:formula="of:=AVERAGE([.G2:.G61])" office:value-type="float" office:value="0.842333333333333" calcext:value-type="float">
            <text:p>0.8423333333</text:p>
          </table:table-cell>
          <table:table-cell table:formula="of:=AVERAGE([.H2:.H61])" office:value-type="float" office:value="32.5666666666667" calcext:value-type="float">
            <text:p>32.5666666667</text:p>
          </table:table-cell>
          <table:table-cell table:formula="of:=AVERAGE([.I2:.I61])" office:value-type="float" office:value="2.33466666666667" calcext:value-type="float">
            <text:p>2.33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7.03" calcext:value-type="float">
            <text:p>77.03</text:p>
          </table:table-cell>
          <table:table-cell table:formula="of:=AVERAGE([.L2:.L61])" office:value-type="float" office:value="53.3283333333333" calcext:value-type="float">
            <text:p>53.3283333333</text:p>
          </table:table-cell>
          <table:table-cell table:formula="of:=AVERAGE([.M2:.M61])" office:value-type="float" office:value="69.5233333333333" calcext:value-type="float">
            <text:p>69.5233333333</text:p>
          </table:table-cell>
          <table:table-cell table:formula="of:=AVERAGE([.N2:.N61])" office:value-type="float" office:value="1.14833333333333" calcext:value-type="float">
            <text:p>1.1483333333</text:p>
          </table:table-cell>
          <table:table-cell table:formula="of:=AVERAGE([.O2:.O61])" office:value-type="float" office:value="24.065" calcext:value-type="float">
            <text:p>24.065</text:p>
          </table:table-cell>
          <table:table-cell table:formula="of:=AVERAGE([.P2:.P61])" office:value-type="float" office:value="50.05" calcext:value-type="float">
            <text:p>50.05</text:p>
          </table:table-cell>
          <table:table-cell table:formula="of:=AVERAGE([.Q2:.Q61])" office:value-type="float" office:value="89.9333333333333" calcext:value-type="float">
            <text:p>89.9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58.1347916666667" calcext:value-type="float">
            <text:p>58.134791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2"/>
        </table:table-row>
      </table:table>
      <table:table table:name="MagPenalty" table:style-name="ta1">
        <table:shapes>
          <draw:frame draw:z-index="0" draw:style-name="gr1" draw:text-style-name="P1" svg:width="15.999cm" svg:height="8.999cm" svg:x="42.616cm" svg:y="11.758cm">
            <draw:object draw:notify-on-update-of-ranges="MagPenalty.F1:MagPenalty.F1 MagPenalty.F2:MagPenalty.F61 MagPenalty.M1:MagPenalty.M1 MagPenalty.M2:MagPenalty.M6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2.786cm" svg:y="22.226cm">
            <draw:object draw:notify-on-update-of-ranges="MagPenalty.I1:MagPenalty.I1 MagPenalty.I2:MagPenalty.I61 MagPenalty.M1:MagPenalty.M1 MagPenalty.M2:MagPenalty.M6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29.623cm" svg:y="32.571cm">
            <draw:object draw:notify-on-update-of-ranges="MagPenalty.I1:MagPenalty.I1 MagPenalty.I2:MagPenalty.I61 MagPenalty.M1:MagPenalty.M1 MagPenalty.M2:MagPenalty.M6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  <table:table-cell office:value-type="float" office:value="1.3" calcext:value-type="float">
            <text:p>1.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3.6" calcext:value-type="float">
            <text:p>3.6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41.3" calcext:value-type="float">
            <text:p>41.3</text:p>
          </table:table-cell>
          <table:table-cell office:value-type="float" office:value="76.5" calcext:value-type="float">
            <text:p>7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60.6" calcext:value-type="float">
            <text:p>60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.2</text:p>
          </table:table-cell>
          <table:table-cell office:value-type="float" office:value="60.5" calcext:value-type="float">
            <text:p>60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.76" calcext:value-type="float">
            <text:p>1.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1.5" calcext:value-type="float">
            <text:p>1.5</text:p>
          </table:table-cell>
          <table:table-cell office:value-type="float" office:value="53.8" calcext:value-type="float">
            <text:p>53.8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3.2" calcext:value-type="float">
            <text:p>3.2</text:p>
          </table:table-cell>
          <table:table-cell office:value-type="float" office:value="46.5" calcext:value-type="float">
            <text:p>46.5</text:p>
          </table:table-cell>
          <table:table-cell office:value-type="float" office:value="73.3" calcext:value-type="float">
            <text:p>73.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</text:p>
          </table:table-cell>
          <table:table-cell office:value-type="float" office:value="0.4" calcext:value-type="float">
            <text:p>0.4</text:p>
          </table:table-cell>
          <table:table-cell office:value-type="float" office:value="35.1" calcext:value-type="float">
            <text:p>35.1</text:p>
          </table:table-cell>
          <table:table-cell office:value-type="float" office:value="60.4" calcext:value-type="float">
            <text:p>60.4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64.9" calcext:value-type="float">
            <text:p>6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54.3" calcext:value-type="float">
            <text:p>54.3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2.6" calcext:value-type="float">
            <text:p>2.6</text:p>
          </table:table-cell>
          <table:table-cell office:value-type="float" office:value="44.7" calcext:value-type="float">
            <text:p>44.7</text:p>
          </table:table-cell>
          <table:table-cell office:value-type="float" office:value="36.4" calcext:value-type="float">
            <text:p>36.4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.8" calcext:value-type="float">
            <text:p>2.8</text:p>
          </table:table-cell>
          <table:table-cell office:value-type="float" office:value="19.8" calcext:value-type="float">
            <text:p>19.8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6" calcext:value-type="float">
            <text:p>1.6</text:p>
          </table:table-cell>
          <table:table-cell office:value-type="float" office:value="22.4" calcext:value-type="float">
            <text:p>22.4</text:p>
          </table:table-cell>
          <table:table-cell office:value-type="float" office:value="70.1" calcext:value-type="float">
            <text:p>70.1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2.7" calcext:value-type="float">
            <text:p>2.7</text:p>
          </table:table-cell>
          <table:table-cell office:value-type="float" office:value="45.4" calcext:value-type="float">
            <text:p>45.4</text:p>
          </table:table-cell>
          <table:table-cell office:value-type="float" office:value="34.5" calcext:value-type="float">
            <text:p>34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1" calcext:value-type="float">
            <text:p>1.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76.8" calcext:value-type="float">
            <text:p>76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 office:value-type="float" office:value="1.04" calcext:value-type="float">
            <text:p>1.04</text:p>
          </table:table-cell>
          <table:table-cell office:value-type="float" office:value="86" calcext:value-type="float">
            <text:p>86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1.3" calcext:value-type="float">
            <text:p>1.3</text:p>
          </table:table-cell>
          <table:table-cell office:value-type="float" office:value="15.3" calcext:value-type="float">
            <text:p>15.3</text:p>
          </table:table-cell>
          <table:table-cell office:value-type="float" office:value="63.9" calcext:value-type="float">
            <text:p>63.9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90" calcext:value-type="float">
            <text:p>90</text:p>
          </table:table-cell>
          <table:table-cell office:value-type="float" office:value="5.55" calcext:value-type="float">
            <text:p>5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8" calcext:value-type="float">
            <text:p>1.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.8" calcext:value-type="float">
            <text:p>1.8</text:p>
          </table:table-cell>
          <table:table-cell office:value-type="float" office:value="37.2" calcext:value-type="float">
            <text:p>37.2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72.5" calcext:value-type="float">
            <text:p>72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60.1" calcext:value-type="float">
            <text:p>6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 office:value-type="float" office:value="56.4" calcext:value-type="float">
            <text:p>56.4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62.2" calcext:value-type="float">
            <text:p>62.2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53.9" calcext:value-type="float">
            <text:p>53.9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26.1" calcext:value-type="float">
            <text:p>26.1</text:p>
          </table:table-cell>
          <table:table-cell office:value-type="float" office:value="37.6" calcext:value-type="float">
            <text:p>37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0.3" calcext:value-type="float">
            <text:p>0.3</text:p>
          </table:table-cell>
          <table:table-cell office:value-type="float" office:value="21.7" calcext:value-type="float">
            <text:p>21.7</text:p>
          </table:table-cell>
          <table:table-cell office:value-type="float" office:value="58.2" calcext:value-type="float">
            <text:p>5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21.3" calcext:value-type="float">
            <text:p>21.3</text:p>
          </table:table-cell>
          <table:table-cell office:value-type="float" office:value="41" calcext:value-type="float">
            <text:p>41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0.8" calcext:value-type="float">
            <text:p>0.8</text:p>
          </table:table-cell>
          <table:table-cell office:value-type="float" office:value="18.4" calcext:value-type="float">
            <text:p>18.4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46.5" calcext:value-type="float">
            <text:p>46.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2.6" calcext:value-type="float">
            <text:p>2.6</text:p>
          </table:table-cell>
          <table:table-cell office:value-type="float" office:value="27.8" calcext:value-type="float">
            <text:p>27.8</text:p>
          </table:table-cell>
          <table:table-cell office:value-type="float" office:value="73" calcext:value-type="float">
            <text:p>73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3.7" calcext:value-type="float">
            <text:p>3.7</text:p>
          </table:table-cell>
          <table:table-cell office:value-type="float" office:value="39.3" calcext:value-type="float">
            <text:p>39.3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0.2" calcext:value-type="float">
            <text:p>0.2</text:p>
          </table:table-cell>
          <table:table-cell office:value-type="float" office:value="23.5" calcext:value-type="float">
            <text:p>23.5</text:p>
          </table:table-cell>
          <table:table-cell office:value-type="float" office:value="59.2" calcext:value-type="float">
            <text:p>5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26.8" calcext:value-type="float">
            <text:p>26.8</text:p>
          </table:table-cell>
          <table:table-cell office:value-type="float" office:value="56.2" calcext:value-type="float">
            <text:p>56.2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.82" calcext:value-type="float">
            <text:p>0.82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0.9" calcext:value-type="float">
            <text:p>0.9</text:p>
          </table:table-cell>
          <table:table-cell office:value-type="float" office:value="33.9" calcext:value-type="float">
            <text:p>33.9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79.6" calcext:value-type="float">
            <text:p>79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7.9" calcext:value-type="float">
            <text:p>7.9</text:p>
          </table:table-cell>
          <table:table-cell office:value-type="float" office:value="23.4" calcext:value-type="float">
            <text:p>23.4</text:p>
          </table:table-cell>
          <table:table-cell office:value-type="float" office:value="77.8" calcext:value-type="float">
            <text:p>77.8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.9</text:p>
          </table:table-cell>
          <table:table-cell office:value-type="float" office:value="33.9" calcext:value-type="float">
            <text:p>33.9</text:p>
          </table:table-cell>
          <table:table-cell office:value-type="float" office:value="74.9" calcext:value-type="float">
            <text:p>74.9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45.7" calcext:value-type="float">
            <text:p>45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2.8" calcext:value-type="float">
            <text:p>82.8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27" calcext:value-type="float">
            <text:p>2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office:value-type="float" office:value="54.3" calcext:value-type="float">
            <text:p>54.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0.3" calcext:value-type="float">
            <text:p>0.3</text:p>
          </table:table-cell>
          <table:table-cell office:value-type="float" office:value="13.7" calcext:value-type="float">
            <text:p>13.7</text:p>
          </table:table-cell>
          <table:table-cell office:value-type="float" office:value="59.4" calcext:value-type="float">
            <text:p>59.4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5.3" calcext:value-type="float">
            <text:p>5.3</text:p>
          </table:table-cell>
          <table:table-cell office:value-type="float" office:value="37.4" calcext:value-type="float">
            <text:p>37.4</text:p>
          </table:table-cell>
          <table:table-cell office:value-type="float" office:value="75.9" calcext:value-type="float">
            <text:p>75.9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5.6" calcext:value-type="float">
            <text:p>5.6</text:p>
          </table:table-cell>
          <table:table-cell office:value-type="float" office:value="26.3" calcext:value-type="float">
            <text:p>26.3</text:p>
          </table:table-cell>
          <table:table-cell office:value-type="float" office:value="80.6" calcext:value-type="float">
            <text:p>80.6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3" calcext:value-type="float">
            <text:p>61.3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56.8" calcext:value-type="float">
            <text:p>56.8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.84" calcext:value-type="float">
            <text:p>1.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48.8" calcext:value-type="float">
            <text:p>48.8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59.9" calcext:value-type="float">
            <text:p>59.9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2.5" calcext:value-type="float">
            <text:p>2.5</text:p>
          </table:table-cell>
          <table:table-cell office:value-type="float" office:value="39.4" calcext:value-type="float">
            <text:p>39.4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34" calcext:value-type="float">
            <text:p>34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55.8" calcext:value-type="float">
            <text:p>55.8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1.7" calcext:value-type="float">
            <text:p>1.7</text:p>
          </table:table-cell>
          <table:table-cell office:value-type="float" office:value="49.3" calcext:value-type="float">
            <text:p>49.3</text:p>
          </table:table-cell>
          <table:table-cell office:value-type="float" office:value="62.9" calcext:value-type="float">
            <text:p>62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1.06" calcext:value-type="float">
            <text:p>1.0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58.5" calcext:value-type="float">
            <text:p>58.5</text:p>
          </table:table-cell>
          <table:table-cell office:value-type="float" office:value="72.9" calcext:value-type="float">
            <text:p>72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3.11" calcext:value-type="float">
            <text:p>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2.2" calcext:value-type="float">
            <text:p>2.2</text:p>
          </table:table-cell>
          <table:table-cell office:value-type="float" office:value="14.5" calcext:value-type="float">
            <text:p>14.5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1.3" calcext:value-type="float">
            <text:p>1.3</text:p>
          </table:table-cell>
          <table:table-cell office:value-type="float" office:value="20.5" calcext:value-type="float">
            <text:p>20.5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83.1" calcext:value-type="float">
            <text:p>83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50.8" calcext:value-type="float">
            <text:p>50.8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1.4" calcext:value-type="float">
            <text:p>1.4</text:p>
          </table:table-cell>
          <table:table-cell office:value-type="float" office:value="22.7" calcext:value-type="float">
            <text:p>22.7</text:p>
          </table:table-cell>
          <table:table-cell office:value-type="float" office:value="83.2" calcext:value-type="float">
            <text:p>83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7" calcext:value-type="float">
            <text:p>0.47</text:p>
          </table:table-cell>
          <table:table-cell table:formula="of:=MIN([.G2:.G61])" office:value-type="float" office:value="0.18" calcext:value-type="float">
            <text:p>0.1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59" calcext:value-type="float">
            <text:p>0.59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15.2" calcext:value-type="float">
            <text:p>15.2</text:p>
          </table:table-cell>
          <table:table-cell table:formula="of:=MIN([.N2:.N61])" office:value-type="float" office:value="0.1" calcext:value-type="float">
            <text:p>0.1</text:p>
          </table:table-cell>
          <table:table-cell table:formula="of:=MIN([.O2:.O61])" office:value-type="float" office:value="3.5" calcext:value-type="float">
            <text:p>3.5</text:p>
          </table:table-cell>
          <table:table-cell table:formula="of:=MIN([.P2:.P61])" office:value-type="float" office:value="34.5" calcext:value-type="float">
            <text:p>34.5</text:p>
          </table:table-cell>
          <table:table-cell table:formula="of:=MIN([.Q2:.Q61])"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13" calcext:value-type="float">
            <text:p>13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65" calcext:value-type="float">
            <text:p>0.65</text:p>
          </table:table-cell>
          <table:table-cell table:formula="of:=MAX([.E2:.E61])" office:value-type="float" office:value="0.86" calcext:value-type="float">
            <text:p>0.86</text:p>
          </table:table-cell>
          <table:table-cell table:formula="of:=MAX([.F2:.F61])" office:value-type="float" office:value="1.84" calcext:value-type="float">
            <text:p>1.84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274" calcext:value-type="float">
            <text:p>274</text:p>
          </table:table-cell>
          <table:table-cell table:formula="of:=MAX([.I2:.I61])" office:value-type="float" office:value="9.11" calcext:value-type="float">
            <text:p>9.1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7.9" calcext:value-type="float">
            <text:p>7.9</text:p>
          </table:table-cell>
          <table:table-cell table:formula="of:=MAX([.O2:.O61])" office:value-type="float" office:value="83" calcext:value-type="float">
            <text:p>83</text:p>
          </table:table-cell>
          <table:table-cell table:formula="of:=MAX([.P2:.P61])" office:value-type="float" office:value="86.7" calcext:value-type="float">
            <text:p>86.7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06666666666667" calcext:value-type="float">
            <text:p>3.0666666667</text:p>
          </table:table-cell>
          <table:table-cell table:formula="of:=AVERAGE([.C2:.C61])" office:value-type="float" office:value="38.6" calcext:value-type="float">
            <text:p>38.6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3" calcext:value-type="float">
            <text:p>0.323</text:p>
          </table:table-cell>
          <table:table-cell table:formula="of:=AVERAGE([.F2:.F61])" office:value-type="float" office:value="0.844833333333333" calcext:value-type="float">
            <text:p>0.8448333333</text:p>
          </table:table-cell>
          <table:table-cell table:formula="of:=AVERAGE([.G2:.G61])" office:value-type="float" office:value="0.849333333333333" calcext:value-type="float">
            <text:p>0.8493333333</text:p>
          </table:table-cell>
          <table:table-cell table:formula="of:=AVERAGE([.H2:.H61])" office:value-type="float" office:value="20.8" calcext:value-type="float">
            <text:p>20.8</text:p>
          </table:table-cell>
          <table:table-cell table:formula="of:=AVERAGE([.I2:.I61])" office:value-type="float" office:value="3.23366666666667" calcext:value-type="float">
            <text:p>3.233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1.1983333333333" calcext:value-type="float">
            <text:p>71.1983333333</text:p>
          </table:table-cell>
          <table:table-cell table:formula="of:=AVERAGE([.L2:.L61])" office:value-type="float" office:value="42.4833333333333" calcext:value-type="float">
            <text:p>42.4833333333</text:p>
          </table:table-cell>
          <table:table-cell table:formula="of:=AVERAGE([.M2:.M61])" office:value-type="float" office:value="74.7783333333333" calcext:value-type="float">
            <text:p>74.7783333333</text:p>
          </table:table-cell>
          <table:table-cell table:formula="of:=AVERAGE([.N2:.N61])" office:value-type="float" office:value="1.99166666666667" calcext:value-type="float">
            <text:p>1.9916666667</text:p>
          </table:table-cell>
          <table:table-cell table:formula="of:=AVERAGE([.O2:.O61])" office:value-type="float" office:value="27.6833333333333" calcext:value-type="float">
            <text:p>27.6833333333</text:p>
          </table:table-cell>
          <table:table-cell table:formula="of:=AVERAGE([.P2:.P61])" office:value-type="float" office:value="64.3716666666667" calcext:value-type="float">
            <text:p>64.3716666667</text:p>
          </table:table-cell>
          <table:table-cell table:formula="of:=AVERAGE([.Q2:.Q61])" office:value-type="float" office:value="93.6116666666667" calcext:value-type="float">
            <text:p>93.611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59.5147916666667" calcext:value-type="float">
            <text:p>59.514791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MagPenalty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visMag which is &gt; 0.2 away from 0.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2"/>
        </table:table-row>
      </table:table>
      <table:table table:name="TurnsAboveOne" table:style-name="ta1">
        <table:shapes>
          <draw:frame draw:z-index="0" draw:style-name="gr1" draw:text-style-name="P1" svg:width="15.999cm" svg:height="8.999cm" svg:x="41.295cm" svg:y="9.665cm">
            <draw:object draw:notify-on-update-of-ranges="TurnsAboveOne.B1:TurnsAboveOne.B1 TurnsAboveOne.B2:TurnsAboveOne.B61 TurnsAboveOne.M1:TurnsAboveOne.M1 TurnsAboveOne.M2:TurnsAboveOne.M6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3.89" calcext:value-type="float">
            <text:p>3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2.6" calcext:value-type="float">
            <text:p>2.6</text:p>
          </table:table-cell>
          <table:table-cell office:value-type="float" office:value="16.2" calcext:value-type="float">
            <text:p>16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71.3" calcext:value-type="float">
            <text:p>71.3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1.32" calcext:value-type="float">
            <text:p>1.3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3.2" calcext:value-type="float">
            <text:p>3.2</text:p>
          </table:table-cell>
          <table:table-cell office:value-type="float" office:value="19.8" calcext:value-type="float">
            <text:p>19.8</text:p>
          </table:table-cell>
          <table:table-cell office:value-type="float" office:value="75.3" calcext:value-type="float">
            <text:p>75.3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64" calcext:value-type="float">
            <text:p>6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2.9" calcext:value-type="float">
            <text:p>2.9</text:p>
          </table:table-cell>
          <table:table-cell office:value-type="float" office:value="30.1" calcext:value-type="float">
            <text:p>30.1</text:p>
          </table:table-cell>
          <table:table-cell office:value-type="float" office:value="74.8" calcext:value-type="float">
            <text:p>74.8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2.54" calcext:value-type="float">
            <text:p>2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1.3" calcext:value-type="float">
            <text:p>1.3</text:p>
          </table:table-cell>
          <table:table-cell office:value-type="float" office:value="22.1" calcext:value-type="float">
            <text:p>22.1</text:p>
          </table:table-cell>
          <table:table-cell office:value-type="float" office:value="56" calcext:value-type="float">
            <text:p>5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float" office:value="73" calcext:value-type="float">
            <text:p>73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72" calcext:value-type="float">
            <text:p>72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47.8" calcext:value-type="float">
            <text:p>47.8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1.51" calcext:value-type="float">
            <text:p>1.5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5.87" calcext:value-type="float">
            <text:p>5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76.6" calcext:value-type="float">
            <text:p>76.6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office:value-type="float" office:value="1.07" calcext:value-type="float">
            <text:p>1.0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66.2" calcext:value-type="float">
            <text:p>66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office:value-type="float" office:value="67.1" calcext:value-type="float">
            <text:p>67.1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.6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.6" calcext:value-type="float">
            <text:p>1.6</text:p>
          </table:table-cell>
          <table:table-cell office:value-type="float" office:value="19.6" calcext:value-type="float">
            <text:p>19.6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1.06" calcext:value-type="float">
            <text:p>1.0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66.3" calcext:value-type="float">
            <text:p>66.3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18.6" calcext:value-type="float">
            <text:p>18.6</text:p>
          </table:table-cell>
          <table:table-cell office:value-type="float" office:value="40.9" calcext:value-type="float">
            <text:p>40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7.4" calcext:value-type="float">
            <text:p>37.4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86.5" calcext:value-type="float">
            <text:p>86.5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.2" calcext:value-type="float">
            <text:p>63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31.2" calcext:value-type="float">
            <text:p>31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office:value-type="float" office:value="1.24" calcext:value-type="float">
            <text:p>1.2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 office:value-type="float" office:value="75.3" calcext:value-type="float">
            <text:p>75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1.18" calcext:value-type="float">
            <text:p>1.18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3.2" calcext:value-type="float">
            <text:p>3.2</text:p>
          </table:table-cell>
          <table:table-cell office:value-type="float" office:value="9.8" calcext:value-type="float">
            <text:p>9.8</text:p>
          </table:table-cell>
          <table:table-cell office:value-type="float" office:value="62.9" calcext:value-type="float">
            <text:p>62.9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65.6" calcext:value-type="float">
            <text:p>65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1.1" calcext:value-type="float">
            <text:p>1.1</text:p>
          </table:table-cell>
          <table:table-cell office:value-type="float" office:value="38.9" calcext:value-type="float">
            <text:p>38.9</text:p>
          </table:table-cell>
          <table:table-cell office:value-type="float" office:value="57.4" calcext:value-type="float">
            <text:p>5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1.44" calcext:value-type="float">
            <text:p>1.44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.7" calcext:value-type="float">
            <text:p>62.7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1.48" calcext:value-type="float">
            <text:p>1.48</text:p>
          </table:table-cell>
          <table:table-cell office:value-type="float" office:value="0.38" calcext:value-type="float">
            <text:p>0.38</text:p>
          </table:table-cell>
          <table:table-cell office:value-type="float" office:value="24" calcext:value-type="float">
            <text:p>24</text:p>
          </table:table-cell>
          <table:table-cell office:value-type="float" office:value="5.81" calcext:value-type="float">
            <text:p>5.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7.8" calcext:value-type="float">
            <text:p>77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31" calcext:value-type="float">
            <text:p>0.31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42" calcext:value-type="float">
            <text:p>42</text:p>
          </table:table-cell>
          <table:table-cell office:value-type="float" office:value="1.72" calcext:value-type="float">
            <text:p>1.72</text:p>
          </table:table-cell>
          <table:table-cell office:value-type="float" office:value="100" calcext:value-type="float">
            <text:p>100</text:p>
          </table:table-cell>
          <table:table-cell office:value-type="float" office:value="51.4" calcext:value-type="float">
            <text:p>51.4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0.8" calcext:value-type="float">
            <text:p>0.8</text:p>
          </table:table-cell>
          <table:table-cell office:value-type="float" office:value="47.5" calcext:value-type="float">
            <text:p>47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office:value-type="float" office:value="1.16" calcext:value-type="float">
            <text:p>1.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60.7" calcext:value-type="float">
            <text:p>60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40" calcext:value-type="float">
            <text:p>40</text:p>
          </table:table-cell>
          <table:table-cell office:value-type="float" office:value="1.79" calcext:value-type="float">
            <text:p>1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8.9" calcext:value-type="float">
            <text:p>58.9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1.39" calcext:value-type="float">
            <text:p>1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53.5" calcext:value-type="float">
            <text:p>53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3.5" calcext:value-type="float">
            <text:p>13.5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70.6" calcext:value-type="float">
            <text:p>70.6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.78" calcext:value-type="float">
            <text:p>1.78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1.2" calcext:value-type="float">
            <text:p>1.2</text:p>
          </table:table-cell>
          <table:table-cell office:value-type="float" office:value="6.9" calcext:value-type="float">
            <text:p>6.9</text:p>
          </table:table-cell>
          <table:table-cell office:value-type="float" office:value="59.7" calcext:value-type="float">
            <text:p>59.7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1.7" calcext:value-type="float">
            <text:p>1.7</text:p>
          </table:table-cell>
          <table:table-cell office:value-type="float" office:value="35.9" calcext:value-type="float">
            <text:p>35.9</text:p>
          </table:table-cell>
          <table:table-cell office:value-type="float" office:value="57.4" calcext:value-type="float">
            <text:p>57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8.2" calcext:value-type="float">
            <text:p>18.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70" calcext:value-type="float">
            <text:p>70</text:p>
          </table:table-cell>
          <table:table-cell office:value-type="float" office:value="1.95" calcext:value-type="float">
            <text:p>1.95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2" calcext:value-type="float">
            <text:p>21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1.66" calcext:value-type="float">
            <text:p>1.6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.97" calcext:value-type="float">
            <text:p>5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70.3" calcext:value-type="float">
            <text:p>70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0.2" calcext:value-type="float">
            <text:p>0.2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0.5" calcext:value-type="float">
            <text:p>0.5</text:p>
          </table:table-cell>
          <table:table-cell office:value-type="float" office:value="27.7" calcext:value-type="float">
            <text:p>27.7</text:p>
          </table:table-cell>
          <table:table-cell office:value-type="float" office:value="52.4" calcext:value-type="float">
            <text:p>52.4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9" calcext:value-type="float">
            <text:p>70.9</text:p>
          </table:table-cell>
          <table:table-cell office:value-type="float" office:value="0.6" calcext:value-type="float">
            <text:p>0.6</text:p>
          </table:table-cell>
          <table:table-cell office:value-type="float" office:value="33.7" calcext:value-type="float">
            <text:p>33.7</text:p>
          </table:table-cell>
          <table:table-cell office:value-type="float" office:value="73.6" calcext:value-type="float">
            <text:p>7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1.24" calcext:value-type="float">
            <text:p>1.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5.1" calcext:value-type="float">
            <text:p>55.1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.93" calcext:value-type="float">
            <text:p>1.93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.9</text:p>
          </table:table-cell>
          <table:table-cell office:value-type="float" office:value="22.2" calcext:value-type="float">
            <text:p>22.2</text:p>
          </table:table-cell>
          <table:table-cell office:value-type="float" office:value="65.1" calcext:value-type="float">
            <text:p>65.1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1.4" calcext:value-type="float">
            <text:p>1.4</text:p>
          </table:table-cell>
          <table:table-cell office:value-type="float" office:value="9.1" calcext:value-type="float">
            <text:p>9.1</text:p>
          </table:table-cell>
          <table:table-cell office:value-type="float" office:value="35.1" calcext:value-type="float">
            <text:p>35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.6" calcext:value-type="float">
            <text:p>19.6</text:p>
          </table:table-cell>
          <table:table-cell office:value-type="float" office:value="54.4" calcext:value-type="float">
            <text:p>54.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1.7" calcext:value-type="float">
            <text:p>1.7</text:p>
          </table:table-cell>
          <table:table-cell office:value-type="float" office:value="43.7" calcext:value-type="float">
            <text:p>43.7</text:p>
          </table:table-cell>
          <table:table-cell office:value-type="float" office:value="70" calcext:value-type="float">
            <text:p>70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.83" calcext:value-type="float">
            <text:p>1.83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4.2" calcext:value-type="float">
            <text:p>24.2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7" calcext:value-type="float">
            <text:p>0.17</text:p>
          </table:table-cell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62.6" calcext:value-type="float">
            <text:p>62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office:value-type="float" office:value="0.08" calcext:value-type="float">
            <text:p>0.0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65.8" calcext:value-type="float">
            <text:p>65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2" calcext:value-type="float">
            <text:p>2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8" calcext:value-type="float">
            <text:p>0.08</text:p>
          </table:table-cell>
          <table:table-cell table:formula="of:=MIN([.F2:.F61])" office:value-type="float" office:value="0.48" calcext:value-type="float">
            <text:p>0.48</text:p>
          </table:table-cell>
          <table:table-cell table:formula="of:=MIN([.G2:.G61])" office:value-type="float" office:value="0.38" calcext:value-type="float">
            <text:p>0.3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1.44" calcext:value-type="float">
            <text:p>1.44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7.2" calcext:value-type="float">
            <text:p>27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6" calcext:value-type="float">
            <text:p>0.6</text:p>
          </table:table-cell>
          <table:table-cell table:formula="of:=MIN([.P2:.P61])" office:value-type="float" office:value="13.5" calcext:value-type="float">
            <text:p>13.5</text:p>
          </table:table-cell>
          <table:table-cell table:formula="of:=MIN([.Q2:.Q61])"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8" calcext:value-type="float">
            <text:p>0.8</text:p>
          </table:table-cell>
          <table:table-cell table:formula="of:=MAX([.F2:.F61])" office:value-type="float" office:value="1.66" calcext:value-type="float">
            <text:p>1.66</text:p>
          </table:table-cell>
          <table:table-cell table:formula="of:=MAX([.G2:.G61])" office:value-type="float" office:value="1.12" calcext:value-type="float">
            <text:p>1.12</text:p>
          </table:table-cell>
          <table:table-cell table:formula="of:=MAX([.H2:.H61])" office:value-type="float" office:value="262" calcext:value-type="float">
            <text:p>262</text:p>
          </table:table-cell>
          <table:table-cell table:formula="of:=MAX([.I2:.I61])" office:value-type="float" office:value="5.97" calcext:value-type="float">
            <text:p>5.97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8.5" calcext:value-type="float">
            <text:p>98.5</text:p>
          </table:table-cell>
          <table:table-cell table:formula="of:=MAX([.N2:.N61])" office:value-type="float" office:value="3.9" calcext:value-type="float">
            <text:p>3.9</text:p>
          </table:table-cell>
          <table:table-cell table:formula="of:=MAX([.O2:.O61])" office:value-type="float" office:value="47.5" calcext:value-type="float">
            <text:p>47.5</text:p>
          </table:table-cell>
          <table:table-cell table:formula="of:=MAX([.P2:.P61])" office:value-type="float" office:value="83.1" calcext:value-type="float">
            <text:p>83.1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5" calcext:value-type="float">
            <text:p>3.15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81333333333333" calcext:value-type="float">
            <text:p>0.2813333333</text:p>
          </table:table-cell>
          <table:table-cell table:formula="of:=AVERAGE([.E2:.E61])" office:value-type="float" office:value="0.415833333333333" calcext:value-type="float">
            <text:p>0.4158333333</text:p>
          </table:table-cell>
          <table:table-cell table:formula="of:=AVERAGE([.F2:.F61])" office:value-type="float" office:value="0.853333333333333" calcext:value-type="float">
            <text:p>0.8533333333</text:p>
          </table:table-cell>
          <table:table-cell table:formula="of:=AVERAGE([.G2:.G61])" office:value-type="float" office:value="0.834333333333333" calcext:value-type="float">
            <text:p>0.8343333333</text:p>
          </table:table-cell>
          <table:table-cell table:formula="of:=AVERAGE([.H2:.H61])" office:value-type="float" office:value="16.7" calcext:value-type="float">
            <text:p>16.7</text:p>
          </table:table-cell>
          <table:table-cell table:formula="of:=AVERAGE([.I2:.I61])" office:value-type="float" office:value="2.63966666666667" calcext:value-type="float">
            <text:p>2.639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5.1866666666667" calcext:value-type="float">
            <text:p>75.1866666667</text:p>
          </table:table-cell>
          <table:table-cell table:formula="of:=AVERAGE([.L2:.L61])" office:value-type="float" office:value="64.8433333333333" calcext:value-type="float">
            <text:p>64.8433333333</text:p>
          </table:table-cell>
          <table:table-cell table:formula="of:=AVERAGE([.M2:.M61])" office:value-type="float" office:value="71.9516666666667" calcext:value-type="float">
            <text:p>71.9516666667</text:p>
          </table:table-cell>
          <table:table-cell table:formula="of:=AVERAGE([.N2:.N61])" office:value-type="float" office:value="1.24833333333333" calcext:value-type="float">
            <text:p>1.2483333333</text:p>
          </table:table-cell>
          <table:table-cell table:formula="of:=AVERAGE([.O2:.O61])" office:value-type="float" office:value="14.3916666666667" calcext:value-type="float">
            <text:p>14.3916666667</text:p>
          </table:table-cell>
          <table:table-cell table:formula="of:=AVERAGE([.P2:.P61])" office:value-type="float" office:value="58.9016666666667" calcext:value-type="float">
            <text:p>58.9016666667</text:p>
          </table:table-cell>
          <table:table-cell table:formula="of:=AVERAGE([.Q2:.Q61])" office:value-type="float" office:value="92.3333333333333" calcext:value-type="float">
            <text:p>92.3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59.8570833333333" calcext:value-type="float">
            <text:p>59.85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MagPenalty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having 1 tur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2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24.749cm" svg:y="30.32cm">
            <draw:object draw:notify-on-update-of-ranges="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2:16:03.269842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10T17:31:32.783811859</dc:date>
    <dc:creator>SL Webb</dc:creator>
    <meta:editing-duration>PT8H27M58S</meta:editing-duration>
    <meta:editing-cycles>16</meta:editing-cycles>
    <meta:generator>LibreOffice/4.2.8.2$Linux_X86_64 LibreOffice_project/420m0$Build-2</meta:generator>
    <meta:document-statistic meta:table-count="12" meta:cell-count="10927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2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2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G2:DoubleRun.G61 DoubleRun.L1:DoubleRun.L61" chart:data-source-has-labels="row" svg:x="0.32cm" svg:y="0.18cm" svg:width="13.335cm" svg:height="8.64cm">
          <chartooo:coordinate-region svg:x="1.127cm" svg:y="0.379cm" svg:width="12.2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F2:DoubleRun.F61 DoubleRun.L1:DoubleRun.L61" chart:data-source-has-labels="row" svg:x="0.32cm" svg:y="0.18cm" svg:width="13.335cm" svg:height="8.64cm">
          <chartooo:coordinate-region svg:x="1.128cm" svg:y="0.379cm" svg:width="12.2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05cm" svg:height="9.219cm" xlink:href=".." xlink:type="simple" chart:class="chart:scatter" chart:style-name="ch1">
        <chart:legend chart:legend-position="end" svg:x="15.78cm" svg:y="4.31cm" style:legend-expansion="high" chart:style-name="ch2"/>
        <chart:plot-area chart:style-name="ch3" table:cell-range-address="ObstacleWeight.D2:ObstacleWeight.D61 ObstacleWeight.M1:ObstacleWeight.M61" chart:data-source-has-labels="row" svg:x="1.367cm" svg:y="0.184cm" svg:width="14.057cm" svg:height="7.87cm">
          <chartooo:coordinate-region svg:x="2.174cm" svg:y="0.383cm" svg:width="13.01cm" svg:height="7.024cm"/>
          <chart:axis chart:dimension="x" chart:name="primary-x" chart:style-name="ch4">
            <chart:title svg:x="7.557cm" svg:y="8.238cm" chart:style-name="ch5">
              <text:p>Goal Vis %</text:p>
            </chart:title>
          </chart:axis>
          <chart:axis chart:dimension="y" chart:name="primary-y" chart:style-name="ch6">
            <chart:title svg:x="0.451cm" svg:y="4.917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38cm" svg:height="11.067cm" xlink:href=".." xlink:type="simple" chart:class="chart:scatter" chart:style-name="ch1">
        <chart:legend chart:legend-position="end" svg:x="15.013cm" svg:y="5.234cm" style:legend-expansion="high" chart:style-name="ch2"/>
        <chart:plot-area chart:style-name="ch3" table:cell-range-address="ObstacleWeight.E2:ObstacleWeight.E61 ObstacleWeight.M1:ObstacleWeight.M61" chart:data-source-has-labels="row" svg:x="1.351cm" svg:y="0.221cm" svg:width="13.322cm" svg:height="9.644cm">
          <chartooo:coordinate-region svg:x="2.158cm" svg:y="0.42cm" svg:width="12.275cm" svg:height="8.798cm"/>
          <chart:axis chart:dimension="x" chart:name="primary-x" chart:style-name="ch4">
            <chart:title svg:x="7.187cm" svg:y="10.086cm" chart:style-name="ch5">
              <text:p>Start Vis %</text:p>
            </chart:title>
          </chart:axis>
          <chart:axis chart:dimension="y" chart:name="primary-y" chart:style-name="ch6">
            <chart:title svg:x="0.451cm" svg:y="5.8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2cm" svg:height="9cm" xlink:href=".." xlink:type="simple" chart:class="chart:scatter" chart:style-name="ch1">
        <chart:legend chart:legend-position="end" svg:x="14.787cm" svg:y="4.201cm" style:legend-expansion="high" chart:style-name="ch2"/>
        <chart:plot-area chart:style-name="ch3" table:cell-range-address="ObstacleWeight.G2:ObstacleWeight.G61 ObstacleWeight.M1:ObstacleWeight.M61" chart:data-source-has-labels="row" svg:x="1.347cm" svg:y="0.18cm" svg:width="13.104cm" svg:height="7.659cm">
          <chartooo:coordinate-region svg:x="2.154cm" svg:y="0.379cm" svg:width="12.058cm" svg:height="6.813cm"/>
          <chart:axis chart:dimension="x" chart:name="primary-x" chart:style-name="ch4">
            <chart:title svg:x="7.18cm" svg:y="8.019cm" chart:style-name="ch5">
              <text:p>Obs. Use</text:p>
            </chart:title>
          </chart:axis>
          <chart:axis chart:dimension="y" chart:name="primary-y" chart:style-name="ch6">
            <chart:title svg:x="0.451cm" svg:y="4.7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F1:MagPenalty.F61 MagPenalty.M1:MagPenalty.M61" chart:data-source-has-labels="row" svg:x="0.32cm" svg:y="0.18cm" svg:width="13.335cm" svg:height="8.64cm">
          <chartooo:coordinate-region svg:x="1.127cm" svg:y="0.379cm" svg:width="12.4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F2:MagPenalty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MagPenalty.F2:MagPenalty.F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">
                <text:p>1.5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">
                <text:p>0.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">
                <text:p>1.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">
                <text:p>0.5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">
                <text:p>1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">
                <text:p>0.69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">
                <text:p>0.9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">
                <text:p>0.8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">
                <text:p>0.5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">
                <text:p>0.5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">
                <text:p>0.7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">
                <text:p>0.6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">
                <text:p>1.0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">
                <text:p>0.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">
                <text:p>0.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">
                <text:p>0.7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">
                <text:p>0.6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">
                <text:p>1.2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">
                <text:p>0.7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">
                <text:p>0.6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">
                <text:p>0.7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">
                <text:p>0.7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">
                <text:p>0.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9">
                <text:p>0.7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">
                <text:p>0.8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I1:MagPenalty.I61 MagPenalty.M1:MagPenalty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Goal+Start Weighted'.F1:'Goal+Start Weighted'.F61 'Goal+Start Weighted'.J1:'Goal+Start Weighted'.J61" chart:data-source-has-labels="row" svg:x="0.32cm" svg:y="0.18cm" svg:width="13.335cm" svg:height="8.64cm">
          <chartooo:coordinate-region svg:x="1.127cm" svg:y="0.38cm" svg:width="12.28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al+Start Weighted'.J2:'Goal+Start Weighted'.J61" chart:label-cell-address="'Goal+Start Weighted'.J1:'Goal+Start Weighted'.J1" chart:class="chart:scatter">
            <chart:domain table:cell-range-address="'Goal+Start Weighted'.F2:'Goal+Start Weighted'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Goal+Start Weighted'.J1:'Goal+Start Weighted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">
                <text:p>1.72</text:p>
                <draw:g>
                  <svg:desc>'Goal+Start Weighted'.F2:'Goal+Start Weighted'.F61</svg:desc>
                </draw:g>
              </table:table-cell>
              <table:table-cell office:value-type="float" office:value="55.7">
                <text:p>55.7</text:p>
                <draw:g>
                  <svg:desc>'Goal+Start Weighted'.J2:'Goal+Start Weighted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">
                <text:p>4.2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">
                <text:p>2.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">
                <text:p>2.5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">
                <text:p>2.45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">
                <text:p>2.7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">
                <text:p>2.9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6">
                <text:p>3.06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">
                <text:p>4.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">
                <text:p>1.4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">
                <text:p>1.4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">
                <text:p>1.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">
                <text:p>1.8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">
                <text:p>2.89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8">
                <text:p>3.3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">
                <text:p>1.8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">
                <text:p>3.7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6">
                <text:p>4.8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">
                <text:p>2.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">
                <text:p>1.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">
                <text:p>2.1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">
                <text:p>1.7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">
                <text:p>4.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">
                <text:p>1.5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">
                <text:p>4.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2">
                <text:p>4.82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">
                <text:p>1.65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">
                <text:p>1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">
                <text:p>1.8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6">
                <text:p>3.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">
                <text:p>4.69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">
                <text:p>1.6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">
                <text:p>2.6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5">
                <text:p>1.8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">
                <text:p>4.1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8">
                <text:p>1.9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">
                <text:p>1.6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">
                <text:p>1.6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6">
                <text:p>2.3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8">
                <text:p>1.48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">
                <text:p>1.5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">
                <text:p>1.9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">
                <text:p>1.2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">
                <text:p>1.2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87.6">
                <text:p>87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TurnsAboveOne.B1:TurnsAboveOne.B61 TurnsAboveOne.M1:TurnsAboveOne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sAboveOne.M2:TurnsAboveOne.M61" chart:label-cell-address="TurnsAboveOne.M1:TurnsAboveOne.M1" chart:class="chart:scatter">
            <chart:domain table:cell-range-address="TurnsAboveOne.B2:TurnsAboveOne.B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TurnsAboveOne.M1:TurnsAboveOn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urnsAboveOne.B2:TurnsAboveOne.B61</svg:desc>
                </draw:g>
              </table:table-cell>
              <table:table-cell office:value-type="float" office:value="81.5">
                <text:p>81.5</text:p>
                <draw:g>
                  <svg:desc>TurnsAboveOne.M2:TurnsAboveOne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3.9">
                <text:p>63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2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I1:MagPenalty.I61 MagPenalty.M1:MagPenalty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2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2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B2:'Weighted Sum Turns'.B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E2:'Weighted Sum Turns'.E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2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2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F1:'Weighted Sum'.F61 'Weighted Sum'.B2:'Weighted Sum'.B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